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5.408cm" fo:min-width="5.158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4.559cm" fo:min-width="4.309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8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799cm" svg:height="6.801cm" svg:x="1.601cm" svg:y="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3-03-26T22:53:22.925649824</dc:date>
    <meta:editing-duration>PT22M11S</meta:editing-duration>
    <meta:editing-cycles>8</meta:editing-cycles>
    <meta:generator>LibreOffice/7.4.5.1$Linux_X86_64 LibreOffice_project/9c0871452b3918c1019dde9bfac75448afc4b57f</meta:generator>
    <meta:document-statistic meta:object-count="2"/>
  </office:meta>
</office:document-meta>
</file>